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03DB082664D991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svg:stroke-color="#ff0000" draw:fill-color="#ff3333" draw:auto-grow-height="true" fo:min-height="15.805cm"/>
    </style:style>
    <style:style style:name="pr6" style:family="presentation" style:parent-style-name="midnightblue-subtitle" style:list-style-name="L2">
      <style:graphic-properties svg:stroke-color="#ff0000" draw:fill-color="#ff3333" draw:auto-grow-height="true" fo:min-height="15.805cm"/>
    </style:style>
    <style:style style:name="pr7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3333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GIT History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 xml:id="id1" draw:id="id1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</text:p>
          </draw:text-box>
        </draw:frame>
        <draw:frame presentation:style-name="pr5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Command to verify last Commits<text:line-break/>git log<text:line-break/></text:p>
              </text:list-item>
              <text:list-item>
                <text:p text:style-name="P4">Get GIT abbrev Commit Hash<text:line-break/>git log –-abbrev-log<text:tab/></text:p>
                <text:p text:style-name="P4"/>
              </text:list-item>
              <text:list-item>
                <text:p text:style-name="P4">Git Online Commit<text:line-break/>git log –-online - - graph - -decorate 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 xml:id="id2" draw:id="id2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</text:p>
          </draw:text-box>
        </draw:frame>
        <draw:frame presentation:style-name="pr6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Date Base Search<text:line-break/>git log - -since=”2 days ago”<text:line-break/></text:p>
              </text:list-item>
              <text:list-item>
                <text:p text:style-name="P4">Search Commit for specific file<text:line-break/>git log - -&lt;file_name&gt;<text:line-break/></text:p>
              </text:list-item>
              <text:list-item>
                <text:p text:style-name="P4">Get Details of any commit<text:line-break/>git show &lt;commit_id&gt; 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</text:p>
          </draw:text-box>
        </draw:frame>
        <draw:frame presentation:style-name="pr7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2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03DB082664D9912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3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4-03T10:35:20.841899618</dc:date>
    <meta:editing-duration>PT11H34M30S</meta:editing-duration>
    <meta:editing-cycles>33</meta:editing-cycles>
    <meta:generator>LibreOffice/5.1.6.2$Linux_X86_64 LibreOffice_project/10m0$Build-2</meta:generator>
    <meta:document-statistic meta:object-count="53"/>
  </office:meta>
</office:document-meta>
</file>